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2.75mm"/>
    </style:style>
    <style:style style:name="co9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1.54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45.51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40.48mm"/>
    </style:style>
    <style:style style:name="co11" style:family="table-column">
      <style:table-column-properties fo:break-before="auto" style:column-width="35.72mm"/>
    </style:style>
    <style:style style:name="co12" style:family="table-column">
      <style:table-column-properties fo:break-before="auto" style:column-width="22.49mm"/>
    </style:style>
    <style:style style:name="ro3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1" table:default-cell-style-name="ce4"/>
        <table:table-column table:style-name="co12" table:number-columns-repeated="1016" table:default-cell-style-name="ce4"/>
        <table:table-column table:style-name="co9" table:default-cell-style-name="ce4"/>
        <table:table-row table:style-name="ro2">
          <table:table-cell office:value-type="string" calcext:value-type="string">
            <text:p>Instrucciones</text:p>
          </table:table-cell>
          <table:table-cell office:value-type="string" calcext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quipo</text:p>
          </table:table-cell>
          <table:table-cell table:style-name="ce2" office:value-type="string" calcext:value-type="string">
            <text:p>Nombre</text:p>
          </table:table-cell>
          <table:table-cell table:style-name="ce2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Rubén Béj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Javier Lacas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F. Javier Zarazaga-Soria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Luis Fueris Martín (leviathan2701)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Juan José Gómez Rodríguez (jjgr3496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Iván Santamaría (ivsm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Isak Edo Vivancos(Isakon12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Enrique Palacin (kikcillo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Adrián Crespo Miguel (adricres96)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Miguel Crespo Castaño (xewir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David Fustero Palacios(fiusa8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Xian Pan (DreamaerD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Jorge Martínez Romanos (jmromanos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David Abián Murillo (davidabian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garet Hamilton</text:p>
          </table:table-cell>
          <table:table-cell office:value-type="string" calcext:value-type="string">
            <text:p>Iván Escuín Gonzále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Hector Ninian Herrmann Triviño (HNHerrmann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Daniel Martinez Martinez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garet Hamilton</text:p>
          </table:table-cell>
          <table:table-cell office:value-type="string" calcext:value-type="string">
            <text:p>David Mañas Vidorr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Yolanda Sánchez Ariznavarr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Javier González Galindo (gonzakick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Pablo Luesia Lahoz (698387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Laura Oliva Maza (LauraOliva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Daniel Martín Serrano (LegenDanny24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Jorge Yagüe Martínez (698976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Rubén Langarita Benítez (zory95)</text:p>
          </table:table-cell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0" table:default-cell-style-name="ce1"/>
        <table:table-column table:style-name="co9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10" table:default-cell-style-name="ce1"/>
        <table:table-column table:style-name="co9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6:06:18.37762512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7-03-02T13:10:56Z</meta:creation-date>
    <dc:date>2017-03-02T16:06:39.476361996</dc:date>
    <meta:editing-cycles>6</meta:editing-cycles>
    <meta:editing-duration>PT1M54S</meta:editing-duration>
    <meta:document-statistic meta:table-count="3" meta:cell-count="54" meta:object-count="0"/>
    <meta:user-defined meta:name="Info 1"/>
    <meta:user-defined meta:name="Info 2"/>
    <meta:user-defined meta:name="Info 3"/>
    <meta:user-defined meta:name="Info 4"/>
  </office:meta>
</office:document-meta>
</file>